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re office ODT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s Dieren</meta:initial-creator>
    <meta:creation-date>2012-10-06T20:23:08</meta:creation-date>
    <dc:date>2012-10-06T20:23:45</dc:date>
    <dc:creator>Kees Dieren</dc:creator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6"/>
    <meta:generator>LibreOffice/3.5$Linux_X86_64 LibreOffice_project/350m1$Build-2</meta:generator>
  </office:meta>
</office:document-meta>
</file>